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2.3236in"/>
    </style:style>
    <style:style style:name="co2" style:family="table-column">
      <style:table-column-properties fo:break-before="auto" style:column-width="1.1193in"/>
    </style:style>
    <style:style style:name="co3" style:family="table-column">
      <style:table-column-properties fo:break-before="auto" style:column-width="3.0173in"/>
    </style:style>
    <style:style style:name="co4" style:family="table-column">
      <style:table-column-properties fo:break-before="auto" style:column-width="1.3681in"/>
    </style:style>
    <style:style style:name="co5" style:family="table-column">
      <style:table-column-properties fo:break-before="auto" style:column-width="1.1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516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0.74pt solid #4a535c" style:diagonal-bl-tr="none" style:diagonal-tl-br="none" style:text-align-source="fix" style:repeat-content="false" fo:wrap-option="wrap" fo:border-left="0.74pt solid #4a535c" style:direction="ltr" fo:border-right="0.74pt solid #626e7a" style:rotation-angle="0" style:rotation-align="none" style:shrink-to-fit="false" fo:border-top="0.74pt solid #4a535c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100">
      <style:table-cell-properties fo:border-bottom="0.74pt solid #f6f8f9" fo:background-color="#f6f8f9" style:diagonal-bl-tr="none" style:diagonal-tl-br="none" style:text-align-source="value-type" style:repeat-content="false" fo:wrap-option="no-wrap" fo:border-left="0.74pt solid #4a535c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4a535c" style:diagonal-bl-tr="none" style:diagonal-tl-br="none" style:text-align-source="fix" style:repeat-content="false" fo:wrap-option="wrap" fo:border-left="0.74pt solid #626e7a" style:direction="ltr" fo:border-right="0.74pt solid #626e7a" style:rotation-angle="0" style:rotation-align="none" style:shrink-to-fit="false" fo:border-top="0.74pt solid #4a535c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f6f8f9" style:diagonal-bl-tr="none" style:diagonal-tl-br="none" style:text-align-source="fix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4a535c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ackground-color="#f6f8f9" style:diagonal-bl-tr="none" style:diagonal-tl-br="none" style:text-align-source="value-type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4a535c" fo:background-color="#ffffff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 style:data-style-name="N168">
      <style:table-cell-properties style:diagonal-bl-tr="none" style:diagonal-tl-br="none" style:text-align-source="value-type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168">
      <style:table-cell-properties fo:background-color="#f6f8f9" style:diagonal-bl-tr="none" style:diagonal-tl-br="none" style:text-align-source="fix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4a535c" style:diagonal-bl-tr="none" style:diagonal-tl-br="none" style:text-align-source="fix" style:repeat-content="false" fo:wrap-option="wrap" fo:border-left="0.74pt solid #626e7a" style:direction="ltr" fo:border-right="0.74pt solid #4a535c" style:rotation-angle="0" style:rotation-align="none" style:shrink-to-fit="false" fo:border-top="0.74pt solid #4a535c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169">
      <style:table-cell-properties fo:border-bottom="0.74pt solid #f6f8f9" fo:background-color="#f6f8f9" style:diagonal-bl-tr="none" style:diagonal-tl-br="none" style:text-align-source="fix" style:repeat-content="false" fo:wrap-option="no-wrap" fo:border-left="0.74pt solid #f6f8f9" style:direction="ltr" fo:border-right="0.74pt solid #4a535c" style:rotation-angle="0" style:rotation-align="none" style:shrink-to-fit="false" fo:border-top="0.74pt solid #f6f8f9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is-true-formula(AND(ISNUMBER([.B3]);(NOT(OR(NOT(ISERROR(DATEVALUE([.B3]))); AND(ISNUMBER([.B3]); LEFT(CELL(&quot;format&quot;; [.B3]))=&quot;D&quot;))))))" table:allow-empty-cell="true" table:base-cell-address="Sheet1.B3"/>
        <table:content-validation table:name="val2" table:condition="of:is-true-formula(AND(ISNUMBER([.E3]);(NOT(OR(NOT(ISERROR(DATEVALUE([.E3]))); AND(ISNUMBER([.E3]); LEFT(CELL(&quot;format&quot;; [.E3]))=&quot;D&quot;))))))" table:allow-empty-cell="true" table:base-cell-address="Sheet1.E3"/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table:number-columns-repeated="5"/>
        </table:table-row>
        <table:table-row table:style-name="ro2">
          <table:table-cell table:style-name="ce2" office:value-type="string" calcext:value-type="string">
            <text:p>Item name/value</text:p>
          </table:table-cell>
          <table:table-cell table:style-name="ce5" office:value-type="string" calcext:value-type="string">
            <text:p>Quantity to buy</text:p>
          </table:table-cell>
          <table:table-cell table:style-name="ce5" office:value-type="string" calcext:value-type="string">
            <text:p>Link / Order code</text:p>
          </table:table-cell>
          <table:table-cell table:style-name="ce5" office:value-type="string" calcext:value-type="string">
            <text:p>Price per unit (gross)</text:p>
          </table:table-cell>
          <table:table-cell table:style-name="ce14" office:value-type="string" calcext:value-type="string">
            <text:p>Price</text:p>
          </table:table-cell>
        </table:table-row>
        <table:table-row table:style-name="ro3">
          <table:table-cell office:value-type="string" calcext:value-type="string">
            <text:p>ADPL40502AUJZ-2.8-R7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9" office:value-type="string" calcext:value-type="string">
            <text:p>https://www.mouser.dk/ProductDetail/Analog-Devices/ADPL40502AUJZ-2.8-R7?qs=jcD%2FCkGBYeOJfO%252BMa2JGGw%3D%3D</text:p>
          </table:table-cell>
          <table:table-cell table:style-name="ce12" table:content-validation-name="val1" office:value-type="currency" office:currency=" kr." office:value="3.1" calcext:value-type="currency">
            <text:p>3.10000 kr.</text:p>
          </table:table-cell>
          <table:table-cell table:style-name="ce16" table:content-validation-name="val2" table:formula="of:=[.B3]*[.D3]" office:value-type="currency" office:currency=" kr." office:value="31" calcext:value-type="currency">
            <text:p>31.000 kr.</text:p>
          </table:table-cell>
        </table:table-row>
        <table:table-row table:style-name="ro3">
          <table:table-cell table:style-name="ce4" office:value-type="string" calcext:value-type="string">
            <text:p>USB-C Molex 217179-0001</text:p>
          </table:table-cell>
          <table:table-cell table:style-name="ce7" table:content-validation-name="val1" office:value-type="float" office:value="10" calcext:value-type="float">
            <text:p>10</text:p>
          </table:table-cell>
          <table:table-cell table:style-name="ce10" office:value-type="string" calcext:value-type="string">
            <text:p><text:a xlink:href="https://www.mouser.dk/ProductDetail/Molex/217179-0001?qs=DRkmTr78QAQqCH4BoIR1xg%3D%3D" xlink:type="simple">https://www.mouser.dk/ProductDetail/Molex/217179-0001?qs=DRkmTr78QAQqCH4BoIR1xg%3D%3D</text:a></text:p>
          </table:table-cell>
          <table:table-cell table:style-name="ce13" table:content-validation-name="val1" office:value-type="currency" office:currency=" kr." office:value="4.46" calcext:value-type="currency">
            <text:p>4.46000 kr.</text:p>
          </table:table-cell>
          <table:table-cell table:style-name="ce16" table:content-validation-name="val2" table:formula="of:=[.B4]*[.D4]" office:value-type="currency" office:currency=" kr." office:value="44.6" calcext:value-type="currency">
            <text:p>44.600 kr.</text:p>
          </table:table-cell>
        </table:table-row>
        <table:table-row table:style-name="ro3">
          <table:table-cell office:value-type="string" calcext:value-type="string">
            <text:p>ESP32-S3-WROOM-1 N16R8</text:p>
          </table:table-cell>
          <table:table-cell table:style-name="ce8" table:content-validation-name="val1" office:value-type="float" office:value="10" calcext:value-type="float">
            <text:p>10</text:p>
          </table:table-cell>
          <table:table-cell table:style-name="ce11" office:value-type="string" calcext:value-type="string">
            <text:p><text:a xlink:href="https://www.mouser.dk/ProductDetail/Espressif-Systems/ESP32-S3-WROOM-1-N16R8?qs=Li%252BoUPsLEnvQc9gW6AMhZg%3D%3D" xlink:type="simple">https://www.mouser.dk/ProductDetail/Espressif-Systems/ESP32-S3-WROOM-1-N16R8?qs=Li%252BoUPsLEnvQc9gW6AMhZg%3D%3D</text:a></text:p>
          </table:table-cell>
          <table:table-cell table:style-name="ce13" table:content-validation-name="val1" office:value-type="currency" office:currency=" kr." office:value="39.46" calcext:value-type="currency">
            <text:p>39.46000 kr.</text:p>
          </table:table-cell>
          <table:table-cell table:style-name="ce16" table:content-validation-name="val2" table:formula="of:=[.B5]*[.D5]" office:value-type="currency" office:currency=" kr." office:value="394.6" calcext:value-type="currency">
            <text:p>394.600 kr.</text:p>
          </table:table-cell>
        </table:table-row>
        <table:table-row table:style-name="ro4">
          <table:table-cell office:value-type="string" calcext:value-type="string">
            <text:p>AP2111H-3.3TRG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ouser.dk/ProductDetail/Diodes-Incorporated/AP2111H-3.3TRG1?qs=x6A8l6qLYDCdsdXLicgNOA%3D%3D</text:p>
          </table:table-cell>
          <table:table-cell table:style-name="ce13" table:content-validation-name="val1" office:value-type="currency" office:currency=" kr." office:value="1.97" calcext:value-type="currency">
            <text:p>1.97000 kr.</text:p>
          </table:table-cell>
          <table:table-cell table:style-name="ce16" table:content-validation-name="val2" table:formula="of:=[.B6]*[.D6]" office:value-type="currency" office:currency=" kr." office:value="19.7" calcext:value-type="currency">
            <text:p>19.700 kr.</text:p>
          </table:table-cell>
        </table:table-row>
        <table:table-row table:style-name="ro4">
          <table:table-cell office:value-type="string" calcext:value-type="string">
            <text:p>Molex 50339818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mouser.dk/ProductDetail/Molex/503398-1892?qs=b0v8CoHHvSMxV%252BW12iKaSg%3D%3D" xlink:type="simple">https://www.mouser.dk/ProductDetail/Molex/503398-1892?qs=b0v8CoHHvSMxV%252BW12iKaSg%3D%3D</text:a></text:p>
          </table:table-cell>
          <table:table-cell table:style-name="ce13" table:content-validation-name="val1" office:value-type="currency" office:currency=" kr." office:value="14.79" calcext:value-type="currency">
            <text:p>14.79000 kr.</text:p>
          </table:table-cell>
          <table:table-cell table:style-name="ce16" table:content-validation-name="val2" table:formula="of:=[.B7]*[.D7]" office:value-type="currency" office:currency=" kr." office:value="73.95" calcext:value-type="currency">
            <text:p>73.950 kr.</text:p>
          </table:table-cell>
        </table:table-row>
        <table:table-row table:style-name="ro4">
          <table:table-cell office:value-type="string" calcext:value-type="string">
            <text:p>SW_P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ouser.dk/ProductDetail/CK/KSR231G-LFS?qs=2H7h9CGvDPxeC9NKRK0biQ%3D%3D</text:p>
          </table:table-cell>
          <table:table-cell table:style-name="ce13" table:content-validation-name="val1" office:value-type="currency" office:currency=" kr." office:value="4.08" calcext:value-type="currency">
            <text:p>4.08000 kr.</text:p>
          </table:table-cell>
          <table:table-cell table:style-name="ce16" table:content-validation-name="val2" table:formula="of:=[.B8]*[.D8]" office:value-type="currency" office:currency=" kr." office:value="40.8" calcext:value-type="currency">
            <text:p>40.800 kr.</text:p>
          </table:table-cell>
        </table:table-row>
        <table:table-row table:style-name="ro4">
          <table:table-cell office:value-type="string" calcext:value-type="string">
            <text:p>ADPL40502AUJZ-1.5-R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ouser.dk/ProductDetail/Analog-Devices/ADPL40502AUJZ-1.5-R7?qs=jcD%2FCkGBYeNZFhfla%252BseiA%3D%3D</text:p>
          </table:table-cell>
          <table:table-cell table:style-name="ce13" table:content-validation-name="val1" office:value-type="currency" office:currency=" kr." office:value="3.1" calcext:value-type="currency">
            <text:p>3.10000 kr.</text:p>
          </table:table-cell>
          <table:table-cell table:style-name="ce16" table:content-validation-name="val2" table:formula="of:=[.B9]*[.D9]" office:value-type="currency" office:currency=" kr." office:value="31" calcext:value-type="currency">
            <text:p>31.000 kr.</text:p>
          </table:table-cell>
        </table:table-row>
        <table:table-row table:style-name="ro4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ouser.dk/ProductDetail/Vishay-Semiconductors/VS-10MQ040NTRPBF?qs=CDqwynd4ZNoXSEkPd48Gzg%3D%3D</text:p>
          </table:table-cell>
          <table:table-cell table:style-name="ce13" table:content-validation-name="val1" office:value-type="currency" office:currency=" kr." office:value="2.73" calcext:value-type="currency">
            <text:p>2.73000 kr.</text:p>
          </table:table-cell>
          <table:table-cell table:style-name="ce16" table:content-validation-name="val2" table:formula="of:=[.B10]*[.D10]" office:value-type="currency" office:currency=" kr." office:value="27.3" calcext:value-type="currency">
            <text:p>27.300 kr.</text:p>
          </table:table-cell>
        </table:table-row>
        <table:table-row table:style-name="ro4" table:number-rows-repeated="2">
          <table:table-cell table:number-columns-repeated="3"/>
          <table:table-cell table:style-name="ce13" table:content-validation-name="val1"/>
          <table:table-cell table:style-name="ce16" table:content-validation-name="val2"/>
        </table:table-row>
        <table:table-row table:style-name="ro4">
          <table:table-cell table:number-columns-repeated="5"/>
        </table:table-row>
        <table:table-row table:style-name="ro4" table:number-rows-repeated="2">
          <table:table-cell table:number-columns-repeated="3"/>
          <table:table-cell table:style-name="ce13" table:content-validation-name="val1"/>
          <table:table-cell table:style-name="ce16" table:content-validation-name="val2"/>
        </table:table-row>
        <table:table-row table:style-name="ro4" table:number-rows-repeated="1048560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">
      <number:number number:decimal-places="5" number:min-decimal-places="5" number:min-integer-digits="1" number:grouping="true"/>
      <number:currency-symbol> kr.</number:currency-symbol>
    </number:currency-style>
    <number:currency-style style:name="N169">
      <number:number number:decimal-places="3" number:min-decimal-places="3" number:min-integer-digits="1" number:grouping="true"/>
      <number:currency-symbol> kr.</number:currency-symbol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 style:data-style-name="N2" text:time-value="13:39:52.194506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1T11:35:14.846775500</meta:creation-date>
    <dc:date>2025-08-21T14:01:19.670389700</dc:date>
    <meta:editing-duration>PT2M54S</meta:editing-duration>
    <meta:editing-cycles>2</meta:editing-cycles>
    <meta:generator>LibreOffice/25.8.0.4$Windows_X86_64 LibreOffice_project/48f00303701489684e67c38c28aff00cd5929e67</meta:generator>
    <meta:document-statistic meta:table-count="1" meta:cell-count="45" meta:object-count="0"/>
  </office:meta>
</office:document-meta>
</file>